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b5d" officeooo:paragraph-rsid="0004ab5d"/>
    </style:style>
    <style:style style:name="P2" style:family="paragraph" style:parent-style-name="Standard">
      <style:text-properties officeooo:rsid="0004ef29" officeooo:paragraph-rsid="0004ab5d"/>
    </style:style>
    <style:style style:name="P3" style:family="paragraph" style:parent-style-name="Standard">
      <style:text-properties fo:font-weight="bold" officeooo:rsid="0004ef29" officeooo:paragraph-rsid="0004ef29" style:font-weight-asian="bold" style:font-weight-complex="bold"/>
    </style:style>
    <style:style style:name="P4" style:family="paragraph" style:parent-style-name="Standard">
      <style:text-properties fo:font-weight="bold" officeooo:rsid="00228a36" officeooo:paragraph-rsid="00228a36" style:font-weight-asian="bold" style:font-weight-complex="bold"/>
    </style:style>
    <style:style style:name="P5" style:family="paragraph" style:parent-style-name="Standard">
      <style:text-properties officeooo:rsid="0005c55c" officeooo:paragraph-rsid="0005c55c"/>
    </style:style>
    <style:style style:name="P6" style:family="paragraph" style:parent-style-name="Standard">
      <style:text-properties officeooo:rsid="00076e9a" officeooo:paragraph-rsid="00076e9a"/>
    </style:style>
    <style:style style:name="P7" style:family="paragraph" style:parent-style-name="Standard">
      <style:text-properties fo:font-weight="normal" officeooo:rsid="0005c55c" officeooo:paragraph-rsid="0005c55c" style:font-weight-asian="normal" style:font-weight-complex="normal"/>
    </style:style>
    <style:style style:name="P8" style:family="paragraph" style:parent-style-name="Standard">
      <style:text-properties officeooo:rsid="001bb52f" officeooo:paragraph-rsid="001bb52f"/>
    </style:style>
    <style:style style:name="P9" style:family="paragraph" style:parent-style-name="Standard">
      <style:text-properties officeooo:rsid="001390ae" officeooo:paragraph-rsid="001390ae"/>
    </style:style>
    <style:style style:name="P10" style:family="paragraph" style:parent-style-name="Standard">
      <style:text-properties officeooo:rsid="001d0392" officeooo:paragraph-rsid="001d0392"/>
    </style:style>
    <style:style style:name="P11" style:family="paragraph" style:parent-style-name="Standard">
      <style:text-properties officeooo:rsid="001db6fa" officeooo:paragraph-rsid="001db6fa"/>
    </style:style>
    <style:style style:name="P12" style:family="paragraph" style:parent-style-name="Standard">
      <style:text-properties officeooo:rsid="00244b45" officeooo:paragraph-rsid="00244b45"/>
    </style:style>
    <style:style style:name="P13" style:family="paragraph" style:parent-style-name="Standard">
      <style:text-properties fo:font-size="16pt" fo:font-weight="bold" officeooo:rsid="00244b45" officeooo:paragraph-rsid="00244b45" style:font-weight-asian="bold" style:font-weight-complex="bold"/>
    </style:style>
    <style:style style:name="P14" style:family="paragraph" style:parent-style-name="Standard">
      <style:text-properties fo:font-size="16pt" fo:font-weight="bold" officeooo:rsid="00255f57" officeooo:paragraph-rsid="00255f57" style:font-weight-asian="bold" style:font-weight-complex="bold"/>
    </style:style>
    <style:style style:name="P15" style:family="paragraph" style:parent-style-name="Standard">
      <style:text-properties fo:font-weight="normal" officeooo:rsid="0004ab5d" officeooo:paragraph-rsid="0004ab5d" style:font-weight-asian="normal" style:font-weight-complex="normal"/>
    </style:style>
    <style:style style:name="P16" style:family="paragraph" style:parent-style-name="Standard">
      <style:text-properties fo:font-weight="bold" officeooo:rsid="00274621" officeooo:paragraph-rsid="00274621" style:font-weight-asian="bold" style:font-weight-complex="bold"/>
    </style:style>
    <style:style style:name="P17" style:family="paragraph" style:parent-style-name="Standard">
      <style:text-properties fo:font-weight="bold" officeooo:rsid="0027f167" officeooo:paragraph-rsid="0027f167" style:font-weight-asian="bold" style:font-weight-complex="bold"/>
    </style:style>
    <style:style style:name="P18" style:family="paragraph" style:parent-style-name="Standard">
      <style:text-properties fo:font-weight="bold" officeooo:rsid="0027f167" officeooo:paragraph-rsid="002b711c" style:font-weight-asian="bold" style:font-weight-complex="bold"/>
    </style:style>
    <style:style style:name="P19" style:family="paragraph" style:parent-style-name="Standard">
      <style:text-properties fo:font-weight="bold" officeooo:rsid="0004ab5d" officeooo:paragraph-rsid="0004ab5d" style:font-weight-asian="bold" style:font-weight-complex="bold"/>
    </style:style>
    <style:style style:name="P20" style:family="paragraph" style:parent-style-name="Standard">
      <style:text-properties fo:font-weight="bold" officeooo:rsid="0004ab5d" officeooo:paragraph-rsid="002b711c" style:font-weight-asian="bold" style:font-weight-complex="bold"/>
    </style:style>
    <style:style style:name="P21" style:family="paragraph" style:parent-style-name="Standard">
      <style:text-properties fo:font-weight="bold" officeooo:rsid="002b711c" officeooo:paragraph-rsid="002b711c" style:font-weight-asian="bold" style:font-weight-complex="bold"/>
    </style:style>
    <style:style style:name="P22" style:family="paragraph" style:parent-style-name="Standard">
      <style:text-properties fo:font-weight="bold" officeooo:rsid="002f6ad1" officeooo:paragraph-rsid="002f6ad1" style:font-weight-asian="bold" style:font-weight-complex="bold"/>
    </style:style>
    <style:style style:name="P23" style:family="paragraph" style:parent-style-name="Standard">
      <style:text-properties officeooo:rsid="00314f5c" officeooo:paragraph-rsid="00314f5c"/>
    </style:style>
    <style:style style:name="T1" style:family="text">
      <style:text-properties officeooo:rsid="0008f661"/>
    </style:style>
    <style:style style:name="T2" style:family="text">
      <style:text-properties officeooo:rsid="000b0ace"/>
    </style:style>
    <style:style style:name="T3" style:family="text">
      <style:text-properties officeooo:rsid="000d2dda"/>
    </style:style>
    <style:style style:name="T4" style:family="text">
      <style:text-properties officeooo:rsid="0010a3be"/>
    </style:style>
    <style:style style:name="T5" style:family="text">
      <style:text-properties officeooo:rsid="00124216"/>
    </style:style>
    <style:style style:name="T6" style:family="text">
      <style:text-properties officeooo:rsid="00228a36"/>
    </style:style>
    <style:style style:name="T7" style:family="text">
      <style:text-properties officeooo:rsid="00263747"/>
    </style:style>
    <style:style style:name="T8" style:family="text">
      <style:text-properties officeooo:rsid="0026a54c"/>
    </style:style>
    <style:style style:name="T9" style:family="text">
      <style:text-properties officeooo:rsid="002728a1"/>
    </style:style>
    <style:style style:name="T10" style:family="text">
      <style:text-properties officeooo:rsid="0027f167"/>
    </style:style>
    <style:style style:name="T11" style:family="text">
      <style:text-properties officeooo:rsid="0029a39e"/>
    </style:style>
    <style:style style:name="T12" style:family="text">
      <style:text-properties officeooo:rsid="002b711c"/>
    </style:style>
    <style:style style:name="T13" style:family="text">
      <style:text-properties officeooo:rsid="002d0e1a"/>
    </style:style>
    <style:style style:name="T14" style:family="text">
      <style:text-properties officeooo:rsid="002e34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ception divided by zero!!</text:p>
      <text:p text:style-name="P14">do_copy static…...</text:p>
      <text:p text:style-name="P1"/>
      <text:p text:style-name="P1">Term.minus()</text:p>
      <text:p text:style-name="P1">O: sym expr.make_tail()</text:p>
      <text:p text:style-name="P1">O: sym term.make_tail()</text:p>
      <text:p text:style-name="P1">O: expr.prepend_term(term)</text:p>
      <text:p text:style-name="P1">O: append_term(term)</text:p>
      <text:p text:style-name="P1"/>
      <text:p text:style-name="P1">O: expr.mul(expr)</text:p>
      <text:p text:style-name="P1">O: expr.add(expr)</text:p>
      <text:p text:style-name="P1"/>
      <text:p text:style-name="P15"><text:span text:style-name="T7">O</text:span>: *.wrap() 다시 평가.. <text:span text:style-name="T4">parent, tail(critical!!) 완료...</text:span></text:p>
      <text:p text:style-name="P1">O: *.get_root()</text:p>
      <text:p text:style-name="P1"/>
      <text:p text:style-name="P15"><text:span text:style-name="T8">O: </text:span>expr.inverse()</text:p>
      <text:p text:style-name="P19"/>
      <text:p text:style-name="P15"><text:span text:style-name="T9">O: Term.make_from_dict</text:span></text:p>
      <text:p text:style-name="P6"/>
      <text:p text:style-name="P23">ln()*n</text:p>
      <text:p text:style-name="P4">tail = cur!!!</text:p>
      <text:p text:style-name="P4"/>
      <text:p text:style-name="P1">expr_tail<text:span text:style-name="T6">fi</text:span></text:p>
      <text:p text:style-name="P1">#() get_id #e and pi cannot be supported… <text:span text:style-name="T1">need to be modified… check...</text:span></text:p>
      <text:p text:style-name="P5"><text:span text:style-name="T3">O: </text:span>mergeable(expr_tail)</text:p>
      <text:p text:style-name="P7"><text:span text:style-name="T5">O: m</text:span>erge(expr_tail) <text:span text:style-name="T4">const</text:span></text:p>
      <text:p text:style-name="P22"/>
      <text:p text:style-name="P6"><text:span text:style-name="T2">O: </text:span>get_constant</text:p>
      <text:p text:style-name="P1">commutable<text:span text:style-name="T14">j</text:span></text:p>
      <text:p text:style-name="P1">O??:tail </text:p>
      <text:p text:style-name="P1">O:*.default_op</text:p>
      <text:p text:style-name="P1"/>
      <text:p text:style-name="P1">expr expr expr</text:p>
      <text:p text:style-name="P1"/>
      <text:p text:style-name="P1">term</text:p>
      <text:p text:style-name="P1">lt,eq by base</text:p>
      <text:p text:style-name="P4">class D</text:p>
      <text:p text:style-name="P15">flip div 수정…</text:p>
      <text:p text:style-name="P21">Term</text:p>
      <text:p text:style-name="P18"><text:tab/><text:span text:style-name="T12">make_from_dict</text:span></text:p>
      <text:p text:style-name="P17"><text:span text:style-name="T12">T</text:span>erm_tail<text:tab/></text:p>
      <text:p text:style-name="P17"><text:tab/>merge</text:p>
      <text:p text:style-name="P20"><text:tab/>index by base<text:span text:style-name="T10">(sort)</text:span></text:p>
      <text:p text:style-name="P17"><text:tab/><text:tab/>__lt</text:p>
      <text:p text:style-name="P17"><text:tab/><text:tab/>__eq</text:p>
      <text:p text:style-name="P19"><text:tab/></text:p>
      <text:p text:style-name="P19"><text:tab/></text:p>
      <text:p text:style-name="P2"/>
      <text:p text:style-name="P3"><text:soft-page-break/>pow (pending)</text:p>
      <text:p text:style-name="P1">pow</text:p>
      <text:p text:style-name="P8">append()</text:p>
      <text:p text:style-name="P1">(pow)</text:p>
      <text:p text:style-name="P1">expr ^ integer</text:p>
      <text:p text:style-name="P1"/>
      <text:p text:style-name="P1">expr</text:p>
      <text:p text:style-name="P1">index by term without constant</text:p>
      <text:p text:style-name="P5"/>
      <text:p text:style-name="P1">canonicalize</text:p>
      <text:p text:style-name="P1"/>
      <text:p text:style-name="P1">2 * ㅌ</text:p>
      <text:p text:style-name="P1">2 * 1 /ㅌ</text:p>
      <text:p text:style-name="P1"/>
      <text:p text:style-name="P1">pi and e regarded as constant…, which is converted as real number</text:p>
      <text:p text:style-name="P1"/>
      <text:p text:style-name="P1"/>
      <text:p text:style-name="P9">expr 완료</text:p>
      <text:p text:style-name="P9"/>
      <text:p text:style-name="P9"/>
      <text:p text:style-name="P10">pow canonicalize(self):</text:p>
      <text:p text:style-name="P11">paren.canonicalize()</text:p>
      <text:p text:style-name="P11">pow_tail.canonicalize()</text:p>
      <text:p text:style-name="P11"/>
      <text:p text:style-name="P11">if exp == 0:</text:p>
      <text:p text:style-name="P11"><text:tab/>return 1</text:p>
      <text:p text:style-name="P11">if base == 0:</text:p>
      <text:p text:style-name="P11"><text:tab/>return 0</text:p>
      <text:p text:style-name="P11"/>
      <text:p text:style-name="P11">if exp == 1</text:p>
      <text:p text:style-name="P11"><text:tab/>pow_tail.is_terminal = True</text:p>
      <text:p text:style-name="P11"><text:tab/>self.children_list[0] = paren</text:p>
      <text:p text:style-name="P11"/>
      <text:p text:style-name="P11">if exp == num and base == num:</text:p>
      <text:p text:style-name="P11"><text:tab/>return d</text:p>
      <text:p text:style-name="P11">if base == expr and exp == integer</text:p>
      <text:p text:style-name="P11"><text:tab/>return paren</text:p>
      <text:p text:style-name="P11">if base == pow:</text:p>
      <text:p text:style-name="P11"><text:tab/>base.pow()</text:p>
      <text:p text:style-name="P11">if base == term:</text:p>
      <text:p text:style-name="P11"><text:tab/>append pow to term</text:p>
      <text:p text:style-name="P11">if exp == pow</text:p>
      <text:p text:style-name="P11"><text:tab/>remove parentheses</text:p>
      <text:p text:style-name="P11"/>
      <text:p text:style-name="P11"/>
      <text:p text:style-name="P11"/>
      <text:p text:style-name="P11">if paren == num and pow_tail == num</text:p>
      <text:p text:style-name="P11"/>
      <text:p text:style-name="P11"><text:soft-page-break/>if paren == num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9:28:48.613343933</meta:creation-date>
    <dc:date>2017-09-05T18:02:37.462818301</dc:date>
    <meta:editing-duration>PT14H12M27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205" meta:character-count="1186" meta:non-whitespace-character-count="1038"/>
  </office:meta>
</office:document-meta>
</file>